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775cm" style:rel-column-width="1573*"/>
    </style:style>
    <style:style style:name="Table4.B" style:family="table-column">
      <style:table-column-properties style:column-width="0.824cm" style:rel-column-width="467*"/>
    </style:style>
    <style:style style:name="Table4.C" style:family="table-column">
      <style:table-column-properties style:column-width="13.991cm" style:rel-column-width="793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B" style:family="table-column">
      <style:table-column-properties style:column-width="8.79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 style:may-break-between-rows="true" table:border-model="collapsing"/>
    </style:style>
    <style:style style:name="Table1.A" style:family="table-column">
      <style:table-column-properties style:column-width="5.863cm" style:rel-column-width="21845*"/>
    </style:style>
    <style:style style:name="Table1.B" style:family="table-column">
      <style:table-column-properties style:column-width="11.726cm" style:rel-column-width="4369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199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199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199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199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041cf1" officeooo:paragraph-rsid="00041cf1"/>
    </style:style>
    <style:style style:name="P2" style:family="paragraph" style:parent-style-name="Text_20_body">
      <style:text-properties officeooo:rsid="00041cf1" officeooo:paragraph-rsid="00041cf1"/>
    </style:style>
    <style:style style:name="P3" style:family="paragraph" style:parent-style-name="Table_20_Contents">
      <style:text-properties officeooo:rsid="00041cf1" officeooo:paragraph-rsid="00050b50"/>
    </style:style>
    <style:style style:name="P4" style:family="paragraph" style:parent-style-name="Table_20_Contents">
      <style:paragraph-properties fo:margin-top="0cm" fo:margin-bottom="0cm" style:contextual-spacing="false"/>
      <style:text-properties fo:font-size="8pt" style:font-size-asian="8pt" style:font-size-complex="8pt"/>
    </style:style>
    <style:style style:name="P5" style:family="paragraph" style:parent-style-name="Table_20_Contents">
      <style:paragraph-properties fo:margin-top="0cm" fo:margin-bottom="0cm" style:contextual-spacing="false"/>
      <style:text-properties fo:font-size="8pt" officeooo:rsid="00057cef" officeooo:paragraph-rsid="00057cef" style:font-size-asian="8pt" style:font-size-complex="8pt"/>
    </style:style>
    <style:style style:name="P6" style:family="paragraph" style:parent-style-name="Table_20_Contents">
      <style:paragraph-properties fo:margin-top="0cm" fo:margin-bottom="0cm" style:contextual-spacing="false"/>
      <style:text-properties fo:font-size="8pt" officeooo:rsid="00057cef" officeooo:paragraph-rsid="000cb189" style:font-size-asian="8pt" style:font-size-complex="8pt"/>
    </style:style>
    <style:style style:name="P7" style:family="paragraph" style:parent-style-name="Table_20_Contents">
      <style:paragraph-properties fo:margin-top="0cm" fo:margin-bottom="0cm" style:contextual-spacing="false"/>
      <style:text-properties fo:font-size="8pt" officeooo:paragraph-rsid="0008e34b" style:font-size-asian="8pt" style:font-size-complex="8pt"/>
    </style:style>
    <style:style style:name="P8" style:family="paragraph" style:parent-style-name="Table_20_Contents">
      <style:paragraph-properties fo:margin-top="0cm" fo:margin-bottom="0cm" style:contextual-spacing="false"/>
      <style:text-properties fo:font-size="8pt" officeooo:paragraph-rsid="000cb189" style:font-size-asian="8pt" style:font-size-complex="8pt"/>
    </style:style>
    <style:style style:name="P9" style:family="paragraph" style:parent-style-name="Table_20_Contents">
      <style:text-properties officeooo:rsid="000c5f1e" officeooo:paragraph-rsid="000c5f1e"/>
    </style:style>
    <style:style style:name="P10" style:family="paragraph" style:parent-style-name="Text_20_body">
      <style:text-properties officeooo:rsid="000c5f1e" officeooo:paragraph-rsid="000c5f1e"/>
    </style:style>
    <style:style style:name="P11" style:family="paragraph" style:parent-style-name="Table_20_Contents">
      <style:text-properties officeooo:rsid="0014700f" officeooo:paragraph-rsid="0014700f"/>
    </style:style>
    <style:style style:name="P12" style:family="paragraph" style:parent-style-name="Text_20_body">
      <style:text-properties officeooo:rsid="00162272" officeooo:paragraph-rsid="00162272"/>
    </style:style>
    <style:style style:name="P13" style:family="paragraph" style:parent-style-name="Text_20_body">
      <style:text-properties officeooo:rsid="00181613" officeooo:paragraph-rsid="00181613"/>
    </style:style>
    <style:style style:name="P14" style:family="paragraph" style:parent-style-name="Text_20_body">
      <style:text-properties officeooo:rsid="001b0a3f" officeooo:paragraph-rsid="001b0a3f"/>
    </style:style>
    <style:style style:name="P15" style:family="paragraph" style:parent-style-name="Text_20_body">
      <style:text-properties officeooo:rsid="001b69f2" officeooo:paragraph-rsid="001b69f2"/>
    </style:style>
    <style:style style:name="P16" style:family="paragraph" style:parent-style-name="Text_20_body">
      <style:text-properties officeooo:rsid="001b9c82" officeooo:paragraph-rsid="001b9c82"/>
    </style:style>
    <style:style style:name="P17" style:family="paragraph" style:parent-style-name="Text_20_body">
      <style:text-properties officeooo:rsid="001bc3b5" officeooo:paragraph-rsid="001bc3b5"/>
    </style:style>
    <style:style style:name="P18" style:family="paragraph" style:parent-style-name="Text_20_body">
      <style:text-properties officeooo:paragraph-rsid="001bc3b5"/>
    </style:style>
    <style:style style:name="P19" style:family="paragraph" style:parent-style-name="Text_20_body">
      <style:text-properties officeooo:rsid="001d2c9d" officeooo:paragraph-rsid="001d2c9d"/>
    </style:style>
    <style:style style:name="P20" style:family="paragraph" style:parent-style-name="Text_20_body">
      <style:text-properties officeooo:rsid="001e2141" officeooo:paragraph-rsid="001e2141"/>
    </style:style>
    <style:style style:name="P21" style:family="paragraph" style:parent-style-name="Text_20_body">
      <style:text-properties officeooo:paragraph-rsid="001e2141"/>
    </style:style>
    <style:style style:name="P22" style:family="paragraph" style:parent-style-name="Text_20_body">
      <style:paragraph-properties fo:break-before="page"/>
      <style:text-properties officeooo:paragraph-rsid="001e2141"/>
    </style:style>
    <style:style style:name="P23" style:family="paragraph" style:parent-style-name="Text_20_body">
      <style:text-properties officeooo:rsid="001ee697" officeooo:paragraph-rsid="001ee697"/>
    </style:style>
    <style:style style:name="P24" style:family="paragraph" style:parent-style-name="Standard">
      <style:text-properties officeooo:rsid="0020d37d" officeooo:paragraph-rsid="0020d37d"/>
    </style:style>
    <style:style style:name="P25" style:family="paragraph" style:parent-style-name="Text_20_body">
      <style:text-properties officeooo:rsid="0020d37d" officeooo:paragraph-rsid="0020d37d"/>
    </style:style>
    <style:style style:name="P26" style:family="paragraph" style:parent-style-name="Table_20_Contents">
      <style:text-properties officeooo:rsid="0015e8ed" officeooo:paragraph-rsid="0015e8ed"/>
    </style:style>
    <style:style style:name="P27" style:family="paragraph" style:parent-style-name="Text_20_body">
      <style:text-properties officeooo:rsid="0022385b" officeooo:paragraph-rsid="0022385b"/>
    </style:style>
    <style:style style:name="P28" style:family="paragraph" style:parent-style-name="Standard">
      <loext:graphic-properties draw:fill-hatch-name="hatch"/>
      <style:paragraph-properties fo:margin-top="0cm" fo:margin-bottom="0cm" style:contextual-spacing="false"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470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text-properties officeooo:paragraph-rsid="0014700f"/>
    </style:style>
    <style:style style:name="P30" style:family="paragraph" style:parent-style-name="Text_20_body">
      <style:text-properties officeooo:paragraph-rsid="0014700f"/>
    </style:style>
    <style:style style:name="P31" style:family="paragraph" style:parent-style-name="Standard">
      <style:paragraph-properties fo:line-height="100%"/>
      <style:text-properties fo:font-size="7pt" style:font-size-asian="7pt" style:font-size-complex="7pt"/>
    </style:style>
    <style:style style:name="P32" style:family="paragraph" style:parent-style-name="Text_20_body">
      <style:paragraph-properties fo:line-height="100%"/>
      <style:text-properties fo:font-size="7pt" style:font-size-asian="7pt" style:font-size-complex="7pt"/>
    </style:style>
    <style:style style:name="P33" style:family="paragraph" style:parent-style-name="Text_20_body">
      <style:paragraph-properties fo:line-height="100%"/>
      <style:text-properties fo:font-size="7pt" officeooo:paragraph-rsid="00184c88" style:font-size-asian="7pt" style:font-size-complex="7pt"/>
    </style:style>
    <style:style style:name="P34" style:family="paragraph" style:parent-style-name="Table_20_Contents">
      <style:paragraph-properties fo:margin-top="0cm" fo:margin-bottom="0cm" style:contextual-spacing="false"/>
      <style:text-properties fo:font-size="7pt" officeooo:rsid="0006727a" officeooo:paragraph-rsid="0006b4ae" style:font-size-asian="7pt" style:font-size-complex="7pt"/>
    </style:style>
    <style:style style:name="P35" style:family="paragraph" style:parent-style-name="Table_20_Contents">
      <style:paragraph-properties fo:margin-top="0cm" fo:margin-bottom="0cm" style:contextual-spacing="false"/>
      <style:text-properties fo:font-size="7pt" officeooo:rsid="0006727a" officeooo:paragraph-rsid="0006727a" style:font-size-asian="7pt" style:font-size-complex="7pt"/>
    </style:style>
    <style:style style:name="P36" style:family="paragraph" style:parent-style-name="Table_20_Contents">
      <style:paragraph-properties fo:margin-top="0cm" fo:margin-bottom="0cm" style:contextual-spacing="false"/>
      <style:text-properties fo:font-size="7pt" officeooo:rsid="0006727a" officeooo:paragraph-rsid="0009f4d3" style:font-size-asian="7pt" style:font-size-complex="7pt"/>
    </style:style>
    <style:style style:name="P37" style:family="paragraph" style:parent-style-name="Table_20_Contents">
      <style:paragraph-properties fo:margin-top="0cm" fo:margin-bottom="0cm" style:contextual-spacing="false"/>
      <style:text-properties fo:font-size="7pt" officeooo:paragraph-rsid="00050b50" style:font-size-asian="7pt" style:font-size-complex="7pt"/>
    </style:style>
    <style:style style:name="P38" style:family="paragraph" style:parent-style-name="Table_20_Contents">
      <style:paragraph-properties fo:margin-top="0cm" fo:margin-bottom="0cm" style:contextual-spacing="false"/>
      <style:text-properties fo:font-size="7pt" officeooo:paragraph-rsid="0008e34b" style:font-size-asian="7pt" style:font-size-complex="7pt"/>
    </style:style>
    <style:style style:name="P39" style:family="paragraph" style:parent-style-name="Table_20_Contents">
      <style:paragraph-properties fo:margin-top="0cm" fo:margin-bottom="0cm" style:contextual-spacing="false"/>
      <style:text-properties fo:font-size="7pt" officeooo:paragraph-rsid="0009f4d3" style:font-size-asian="7pt" style:font-size-complex="7pt"/>
    </style:style>
    <style:style style:name="P40" style:family="paragraph" style:parent-style-name="Text_20_body">
      <style:paragraph-properties fo:margin-top="0cm" fo:margin-bottom="0cm" style:contextual-spacing="false"/>
      <style:text-properties fo:font-size="7pt" officeooo:paragraph-rsid="0014700f" style:font-size-asian="7pt" style:font-size-complex="7pt"/>
    </style:style>
    <style:style style:name="P41" style:family="paragraph" style:parent-style-name="Text_20_body">
      <style:paragraph-properties fo:margin-top="0cm" fo:margin-bottom="0cm" style:contextual-spacing="false"/>
      <style:text-properties fo:font-size="7pt" officeooo:rsid="00105422" officeooo:paragraph-rsid="0014700f" style:font-size-asian="7pt" style:font-size-complex="7pt"/>
    </style:style>
    <style:style style:name="P42" style:family="paragraph" style:parent-style-name="Text_20_body">
      <style:paragraph-properties fo:margin-top="0cm" fo:margin-bottom="0cm" style:contextual-spacing="false"/>
      <style:text-properties fo:font-size="7pt" officeooo:rsid="001b0a3f" officeooo:paragraph-rsid="001b0a3f" style:font-size-asian="7pt" style:font-size-complex="7pt"/>
    </style:style>
    <style:style style:name="P43" style:family="paragraph" style:parent-style-name="Text_20_body">
      <style:paragraph-properties fo:margin-top="0cm" fo:margin-bottom="0cm" style:contextual-spacing="false"/>
      <style:text-properties fo:font-size="7pt" officeooo:rsid="001e2141" officeooo:paragraph-rsid="001e2141" style:font-size-asian="7pt" style:font-size-complex="7pt"/>
    </style:style>
    <style:style style:name="P44" style:family="paragraph" style:parent-style-name="Standard">
      <style:text-properties officeooo:paragraph-rsid="001d2c9d"/>
    </style:style>
    <style:style style:name="P45" style:family="paragraph" style:parent-style-name="Text_20_body">
      <style:text-properties officeooo:paragraph-rsid="001d2c9d"/>
    </style:style>
    <style:style style:name="P46" style:family="paragraph" style:parent-style-name="Text_20_body">
      <style:text-properties officeooo:paragraph-rsid="0020d37d"/>
    </style:style>
    <style:style style:name="P47" style:family="paragraph" style:parent-style-name="Table_20_Contents">
      <style:text-properties fo:color="#ff8000" loext:opacity="100%" officeooo:rsid="000c5f1e" officeooo:paragraph-rsid="000c5f1e"/>
    </style:style>
    <style:style style:name="P48" style:family="paragraph" style:parent-style-name="Table_20_Contents">
      <style:text-properties fo:color="#ff8000" loext:opacity="100%" officeooo:rsid="001bc3b5" officeooo:paragraph-rsid="001bc3b5"/>
    </style:style>
    <style:style style:name="P49" style:family="paragraph" style:parent-style-name="Table_20_Contents">
      <style:text-properties fo:color="#00a933" loext:opacity="100%" officeooo:rsid="001b0a3f" officeooo:paragraph-rsid="001b0a3f"/>
    </style:style>
    <style:style style:name="P50" style:family="paragraph" style:parent-style-name="Table_20_Contents">
      <style:text-properties fo:color="#2a6099" loext:opacity="100%" officeooo:rsid="000c5f1e" officeooo:paragraph-rsid="000c5f1e"/>
    </style:style>
    <style:style style:name="P51" style:family="paragraph" style:parent-style-name="Table_20_Contents">
      <style:text-properties fo:color="#2a6099" loext:opacity="100%" officeooo:rsid="0014700f" officeooo:paragraph-rsid="0014700f"/>
    </style:style>
    <style:style style:name="P52" style:family="paragraph" style:parent-style-name="Table_20_Contents">
      <style:text-properties fo:color="#2a6099" loext:opacity="100%" officeooo:rsid="001bc3b5" officeooo:paragraph-rsid="001bc3b5"/>
    </style:style>
    <style:style style:name="P53" style:family="paragraph" style:parent-style-name="Text_20_body">
      <style:text-properties officeooo:paragraph-rsid="0009f4d3"/>
    </style:style>
    <style:style style:name="P54" style:family="paragraph" style:parent-style-name="Text_20_body">
      <style:text-properties officeooo:paragraph-rsid="00041cf1"/>
    </style:style>
    <style:style style:name="P55" style:family="paragraph" style:parent-style-name="Text_20_body">
      <style:text-properties officeooo:rsid="00184c88" officeooo:paragraph-rsid="00184c88"/>
    </style:style>
    <style:style style:name="P56" style:family="paragraph" style:parent-style-name="Text_20_body">
      <style:text-properties officeooo:paragraph-rsid="0019d483"/>
    </style:style>
    <style:style style:name="P57" style:family="paragraph" style:parent-style-name="Text_20_body">
      <style:text-properties officeooo:paragraph-rsid="001b69f2"/>
    </style:style>
    <style:style style:name="P58" style:family="paragraph" style:parent-style-name="Text_20_body">
      <style:text-properties officeooo:paragraph-rsid="001b9c82"/>
    </style:style>
    <style:style style:name="P59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d2c9d" style:font-size-asian="10pt" style:font-style-asian="normal" style:font-weight-asian="normal" style:text-emphasize="none"/>
    </style:style>
    <style:style style:name="P60" style:family="paragraph" style:parent-style-name="Standard">
      <style:paragraph-properties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20d37d" style:font-size-asian="10pt" style:font-style-asian="normal" style:font-weight-asian="normal" style:text-emphasize="none"/>
    </style:style>
    <style:style style:name="P61" style:family="paragraph" style:parent-style-name="Heading_20_1">
      <style:paragraph-properties fo:break-before="page"/>
    </style:style>
    <style:style style:name="P62" style:family="paragraph" style:parent-style-name="Heading_20_1">
      <style:paragraph-properties fo:break-before="page"/>
      <style:text-properties officeooo:rsid="000c5f1e" officeooo:paragraph-rsid="000c5f1e"/>
    </style:style>
    <style:style style:name="P63" style:family="paragraph" style:parent-style-name="Heading_20_1" style:list-style-name="">
      <style:paragraph-properties fo:break-before="page"/>
      <style:text-properties officeooo:rsid="001b69f2" officeooo:paragraph-rsid="001b69f2"/>
    </style:style>
    <style:style style:name="P64" style:family="paragraph" style:parent-style-name="Heading_20_1">
      <style:paragraph-properties fo:break-before="page"/>
      <style:text-properties officeooo:rsid="0014700f" officeooo:paragraph-rsid="0014700f"/>
    </style:style>
    <style:style style:name="P65" style:family="paragraph" style:parent-style-name="Heading_20_1">
      <style:text-properties officeooo:rsid="00162272" officeooo:paragraph-rsid="00162272"/>
    </style:style>
    <style:style style:name="P66" style:family="paragraph" style:parent-style-name="Heading_20_1">
      <style:paragraph-properties fo:break-before="page"/>
      <style:text-properties officeooo:rsid="00181613" officeooo:paragraph-rsid="00181613"/>
    </style:style>
    <style:style style:name="P67" style:family="paragraph" style:parent-style-name="Heading_20_1">
      <style:paragraph-properties fo:break-before="page"/>
      <style:text-properties officeooo:rsid="001b0a3f" officeooo:paragraph-rsid="001b0a3f"/>
    </style:style>
    <style:style style:name="P68" style:family="paragraph" style:parent-style-name="Heading_20_1">
      <style:paragraph-properties fo:break-before="page"/>
      <style:text-properties officeooo:rsid="001b9c82" officeooo:paragraph-rsid="001b9c82"/>
    </style:style>
    <style:style style:name="P69" style:family="paragraph" style:parent-style-name="Heading_20_1">
      <style:paragraph-properties fo:break-before="page"/>
      <style:text-properties officeooo:rsid="001bc3b5" officeooo:paragraph-rsid="001bc3b5"/>
    </style:style>
    <style:style style:name="P70" style:family="paragraph" style:parent-style-name="Heading_20_1">
      <style:paragraph-properties fo:break-before="page"/>
      <style:text-properties style:font-name="Liberation Sans" fo:font-size="72pt" fo:font-weight="normal" officeooo:rsid="001bc3b5" officeooo:paragraph-rsid="001bc3b5" style:font-name-asian="Noto Sans CJK SC" style:font-size-asian="72pt" style:font-weight-asian="normal" style:font-name-complex="Droid Sans Devanagari" style:font-size-complex="72pt" style:font-weight-complex="normal"/>
    </style:style>
    <style:style style:name="P71" style:family="paragraph" style:parent-style-name="Heading_20_1">
      <style:paragraph-properties fo:break-before="page"/>
      <style:text-properties officeooo:rsid="001d2c9d" officeooo:paragraph-rsid="001d2c9d"/>
    </style:style>
    <style:style style:name="P72" style:family="paragraph" style:parent-style-name="Heading_20_1">
      <style:text-properties officeooo:rsid="001d2c9d" officeooo:paragraph-rsid="001d2c9d"/>
    </style:style>
    <style:style style:name="P73" style:family="paragraph" style:parent-style-name="Heading_20_1" style:list-style-name="">
      <style:text-properties officeooo:rsid="001d2c9d" officeooo:paragraph-rsid="001d2c9d"/>
    </style:style>
    <style:style style:name="P74" style:family="paragraph" style:parent-style-name="Heading_20_1">
      <style:text-properties officeooo:rsid="001e2141" officeooo:paragraph-rsid="001e2141"/>
    </style:style>
    <style:style style:name="P75" style:family="paragraph" style:parent-style-name="Heading_20_1">
      <style:text-properties officeooo:rsid="001ee697" officeooo:paragraph-rsid="001ee697"/>
    </style:style>
    <style:style style:name="P76" style:family="paragraph" style:parent-style-name="Heading_20_1">
      <style:text-properties officeooo:rsid="0020d37d" officeooo:paragraph-rsid="0020d37d"/>
    </style:style>
    <style:style style:name="P77" style:family="paragraph" style:parent-style-name="Heading_20_1">
      <style:text-properties officeooo:paragraph-rsid="00041cf1"/>
    </style:style>
    <style:style style:name="P78" style:family="paragraph" style:parent-style-name="Heading_20_1">
      <style:text-properties officeooo:rsid="002b6127" officeooo:paragraph-rsid="002b6127"/>
    </style:style>
    <style:style style:name="P79" style:family="paragraph" style:parent-style-name="Heading_20_2">
      <style:text-properties officeooo:rsid="001bc3b5" officeooo:paragraph-rsid="001bc3b5"/>
    </style:style>
    <style:style style:name="P80" style:family="paragraph" style:parent-style-name="Heading_20_2">
      <style:text-properties officeooo:rsid="00162272" officeooo:paragraph-rsid="00162272"/>
    </style:style>
    <style:style style:name="P81" style:family="paragraph" style:parent-style-name="Heading_20_2">
      <style:text-properties officeooo:rsid="0019d483" officeooo:paragraph-rsid="0019d483"/>
    </style:style>
    <style:style style:name="P82" style:family="paragraph" style:parent-style-name="Heading_20_2">
      <style:text-properties officeooo:rsid="000d37df" officeooo:paragraph-rsid="000d37df"/>
    </style:style>
    <style:style style:name="P83" style:family="paragraph" style:parent-style-name="Heading_20_2">
      <style:text-properties officeooo:rsid="0009f4d3" officeooo:paragraph-rsid="0009f4d3"/>
    </style:style>
    <style:style style:name="P84" style:family="paragraph" style:parent-style-name="Heading_20_2">
      <style:text-properties officeooo:rsid="000c5f1e" officeooo:paragraph-rsid="000c5f1e"/>
    </style:style>
    <style:style style:name="P85" style:family="paragraph" style:parent-style-name="Heading_20_2">
      <style:text-properties officeooo:rsid="001b69f2" officeooo:paragraph-rsid="001b69f2"/>
    </style:style>
    <style:style style:name="P86" style:family="paragraph" style:parent-style-name="Heading_20_2">
      <style:text-properties officeooo:rsid="00181613" officeooo:paragraph-rsid="00181613"/>
    </style:style>
    <style:style style:name="P87" style:family="paragraph" style:parent-style-name="Heading_20_2">
      <style:text-properties officeooo:rsid="001b9c82" officeooo:paragraph-rsid="001b9c82"/>
    </style:style>
    <style:style style:name="P88" style:family="paragraph" style:parent-style-name="Heading_20_2">
      <style:text-properties officeooo:rsid="001b0a3f" officeooo:paragraph-rsid="001b0a3f"/>
    </style:style>
    <style:style style:name="P89" style:family="paragraph" style:parent-style-name="Heading_20_2">
      <style:text-properties officeooo:rsid="001d2c9d" officeooo:paragraph-rsid="001d2c9d"/>
    </style:style>
    <style:style style:name="P90" style:family="paragraph" style:parent-style-name="Heading_20_2">
      <style:text-properties officeooo:rsid="001e2141" officeooo:paragraph-rsid="001e2141"/>
    </style:style>
    <style:style style:name="P91" style:family="paragraph" style:parent-style-name="Heading_20_2">
      <style:text-properties officeooo:rsid="001ee697" officeooo:paragraph-rsid="001ee697"/>
    </style:style>
    <style:style style:name="P92" style:family="paragraph" style:parent-style-name="Heading_20_2">
      <style:text-properties officeooo:rsid="0020d37d" officeooo:paragraph-rsid="0020d37d"/>
    </style:style>
    <style:style style:name="P93" style:family="paragraph" style:parent-style-name="Heading_20_2">
      <style:text-properties officeooo:rsid="0029360b" officeooo:paragraph-rsid="0029360b"/>
    </style:style>
    <style:style style:name="P94" style:family="paragraph" style:parent-style-name="Table_20_Contents">
      <style:text-properties officeooo:rsid="0015e8ed" officeooo:paragraph-rsid="0015e8ed"/>
    </style:style>
    <style:style style:name="P95" style:family="paragraph" style:parent-style-name="Table_20_Contents">
      <style:text-properties officeooo:rsid="000c5f1e" officeooo:paragraph-rsid="000c5f1e"/>
    </style:style>
    <style:style style:name="P96" style:family="paragraph" style:parent-style-name="Table_20_Contents">
      <style:text-properties officeooo:rsid="002d5247" officeooo:paragraph-rsid="002d5247"/>
    </style:style>
    <style:style style:name="P97" style:family="paragraph" style:parent-style-name="Table_20_Contents">
      <style:text-properties fo:color="#00a933" loext:opacity="100%" officeooo:rsid="002d5247" officeooo:paragraph-rsid="002d5247"/>
    </style:style>
    <style:style style:name="P98" style:family="paragraph" style:parent-style-name="Table_20_Contents">
      <style:text-properties fo:color="#00a933" loext:opacity="100%" officeooo:rsid="002daade" officeooo:paragraph-rsid="002daade"/>
    </style:style>
    <style:style style:name="P99" style:family="paragraph" style:parent-style-name="Table_20_Contents">
      <style:text-properties fo:color="#00a933" loext:opacity="100%" officeooo:rsid="002edc76" officeooo:paragraph-rsid="002edc76"/>
    </style:style>
    <style:style style:name="P100" style:family="paragraph" style:parent-style-name="Table_20_Contents">
      <style:text-properties fo:color="#2a6099" loext:opacity="100%" officeooo:rsid="002d5247" officeooo:paragraph-rsid="002d5247"/>
    </style:style>
    <style:style style:name="P101" style:family="paragraph" style:parent-style-name="Table_20_Contents">
      <style:text-properties fo:color="#2a6099" loext:opacity="100%" officeooo:rsid="002daade" officeooo:paragraph-rsid="002daade"/>
    </style:style>
    <style:style style:name="P102" style:family="paragraph" style:parent-style-name="Table_20_Contents">
      <style:text-properties officeooo:rsid="0014700f" officeooo:paragraph-rsid="0014700f"/>
    </style:style>
    <style:style style:name="P103" style:family="paragraph" style:parent-style-name="Table_20_Contents">
      <style:text-properties fo:color="#ff8000" loext:opacity="100%" officeooo:rsid="002d5247" officeooo:paragraph-rsid="002d5247"/>
    </style:style>
    <style:style style:name="P104" style:family="paragraph" style:parent-style-name="Table_20_Contents">
      <style:text-properties fo:color="#ff8000" loext:opacity="100%" officeooo:rsid="002daade" officeooo:paragraph-rsid="002daade"/>
    </style:style>
    <style:style style:name="P105" style:family="paragraph" style:parent-style-name="Table_20_Contents">
      <style:text-properties fo:color="#ff8000" loext:opacity="100%" officeooo:rsid="002e5585" officeooo:paragraph-rsid="002e5585"/>
    </style:style>
    <style:style style:name="P106" style:family="paragraph" style:parent-style-name="Table_20_Contents">
      <style:text-properties officeooo:rsid="002daade" officeooo:paragraph-rsid="002daade"/>
    </style:style>
    <style:style style:name="P107" style:family="paragraph" style:parent-style-name="Table_20_Contents">
      <style:text-properties officeooo:rsid="002e5585" officeooo:paragraph-rsid="002e5585"/>
    </style:style>
    <style:style style:name="P108" style:family="paragraph" style:parent-style-name="Table_20_Contents">
      <style:text-properties officeooo:rsid="002edc76" officeooo:paragraph-rsid="002edc76"/>
    </style:style>
    <style:style style:name="P109" style:family="paragraph" style:parent-style-name="Text_20_body" style:list-style-name="L1">
      <style:text-properties officeooo:rsid="00162272" officeooo:paragraph-rsid="00162272"/>
    </style:style>
    <style:style style:name="P110" style:family="paragraph" style:parent-style-name="Text_20_body">
      <style:text-properties officeooo:rsid="00162272" officeooo:paragraph-rsid="00162272"/>
    </style:style>
    <style:style style:name="P111" style:family="paragraph" style:parent-style-name="Text_20_body" style:list-style-name="L1">
      <style:text-properties officeooo:rsid="0016c8d5" officeooo:paragraph-rsid="0016c8d5"/>
    </style:style>
    <style:style style:name="P112" style:family="paragraph" style:parent-style-name="Text_20_body">
      <style:text-properties officeooo:rsid="00184c88" officeooo:paragraph-rsid="00184c88"/>
    </style:style>
    <style:style style:name="P113" style:family="paragraph" style:parent-style-name="Text_20_body" style:list-style-name="L2">
      <style:text-properties officeooo:rsid="000c5f1e" officeooo:paragraph-rsid="000c5f1e"/>
    </style:style>
    <style:style style:name="P114" style:family="paragraph" style:parent-style-name="Text_20_body">
      <style:text-properties officeooo:rsid="00227af6" officeooo:paragraph-rsid="00227af6"/>
    </style:style>
    <style:style style:name="P115" style:family="paragraph" style:parent-style-name="Text_20_body">
      <style:text-properties officeooo:rsid="0023ab29" officeooo:paragraph-rsid="0023ab29"/>
    </style:style>
    <style:style style:name="P116" style:family="paragraph" style:parent-style-name="Text_20_body">
      <style:text-properties officeooo:rsid="00259d08" officeooo:paragraph-rsid="00259d08"/>
    </style:style>
    <style:style style:name="P117" style:family="paragraph" style:parent-style-name="Text_20_body">
      <style:text-properties officeooo:paragraph-rsid="00259d08"/>
    </style:style>
    <style:style style:name="P118" style:family="paragraph" style:parent-style-name="Text_20_body">
      <style:text-properties officeooo:rsid="0028c238" officeooo:paragraph-rsid="0028c238"/>
    </style:style>
    <style:style style:name="P119" style:family="paragraph" style:parent-style-name="Text_20_body">
      <style:text-properties officeooo:rsid="002b6127" officeooo:paragraph-rsid="002b6127"/>
    </style:style>
    <style:style style:name="T1" style:family="text">
      <style:text-properties officeooo:rsid="00041cf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1cf1" style:font-weight-asian="bold" style:font-weight-complex="bold"/>
    </style:style>
    <style:style style:name="T4" style:family="text">
      <style:text-properties style:text-line-through-style="solid" style:text-line-through-type="single"/>
    </style:style>
    <style:style style:name="T5" style:family="text">
      <style:text-properties officeooo:rsid="000c5f1e"/>
    </style:style>
    <style:style style:name="T6" style:family="text">
      <style:text-properties officeooo:rsid="0014700f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d5247" style:font-weight-asian="normal" style:font-weight-complex="normal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15e8ed"/>
    </style:style>
    <style:style style:name="T11" style:family="text">
      <style:text-properties officeooo:rsid="00184c88"/>
    </style:style>
    <style:style style:name="T12" style:family="text">
      <style:text-properties fo:font-size="12pt" officeooo:rsid="000cb189" style:font-size-asian="12pt" style:font-size-complex="12pt"/>
    </style:style>
    <style:style style:name="T13" style:family="text">
      <style:text-properties fo:font-size="12pt" officeooo:rsid="001b0a3f" style:font-size-asian="12pt" style:font-size-complex="12pt"/>
    </style:style>
    <style:style style:name="T14" style:family="text">
      <style:text-properties fo:font-size="12pt" style:text-underline-style="none" officeooo:rsid="001b0a3f" style:font-size-asian="12pt" style:font-size-complex="12pt"/>
    </style:style>
    <style:style style:name="T15" style:family="text">
      <style:text-properties fo:color="#ff8000" loext:opacity="100%"/>
    </style:style>
    <style:style style:name="T16" style:family="text">
      <style:text-properties fo:color="#ff8000" loext:opacity="100%" fo:font-weight="bold" style:font-weight-asian="bold" style:font-weight-complex="bold"/>
    </style:style>
    <style:style style:name="T17" style:family="text">
      <style:text-properties fo:color="#ff8000" loext:opacity="100%" fo:font-weight="bold" officeooo:rsid="00041cf1" style:font-weight-asian="bold" style:font-weight-complex="bold"/>
    </style:style>
    <style:style style:name="T18" style:family="text">
      <style:text-properties fo:color="#00a933" loext:opacity="100%"/>
    </style:style>
    <style:style style:name="T19" style:family="text">
      <style:text-properties fo:color="#00a933" loext:opacity="100%" fo:font-weight="bold" style:font-weight-asian="bold" style:font-weight-complex="bold"/>
    </style:style>
    <style:style style:name="T20" style:family="text">
      <style:text-properties fo:color="#2a6099" loext:opacity="100%" fo:font-weight="bold" style:font-weight-asian="bold" style:font-weight-complex="bold"/>
    </style:style>
    <style:style style:name="T21" style:family="text">
      <style:text-properties officeooo:rsid="001b69f2"/>
    </style:style>
    <style:style style:name="T22" style:family="text">
      <style:text-properties officeooo:rsid="001b9c82"/>
    </style:style>
    <style:style style:name="T23" style:family="text">
      <style:text-properties officeooo:rsid="001bc3b5"/>
    </style:style>
    <style:style style:name="T24" style:family="text">
      <style:text-properties officeooo:rsid="001d2c9d"/>
    </style:style>
    <style:style style:name="T25" style:family="text">
      <style:text-properties officeooo:rsid="001e2141"/>
    </style:style>
    <style:style style:name="T26" style:family="text">
      <style:text-properties officeooo:rsid="0020d37d"/>
    </style:style>
    <style:style style:name="T27" style:family="text">
      <style:text-properties officeooo:rsid="0023ab29"/>
    </style:style>
    <style:style style:name="T28" style:family="text">
      <style:text-properties officeooo:rsid="00259d08"/>
    </style:style>
    <style:style style:name="T29" style:family="text">
      <style:text-properties officeooo:rsid="0015e8ed"/>
    </style:style>
    <style:style style:name="T30" style:family="text">
      <style:text-properties officeooo:rsid="0028c238"/>
    </style:style>
    <style:style style:name="T31" style:family="text">
      <style:text-properties officeooo:rsid="002d5247"/>
    </style:style>
    <style:style style:name="T32" style:family="text">
      <style:text-properties fo:color="#81d41a" loext:opacity="100%"/>
    </style:style>
    <style:style style:name="T33" style:family="text">
      <style:text-properties officeooo:rsid="002daad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7" text:outline-level="1"><text:span text:style-name="T1">Questions</text:span></text:h>
      <text:p text:style-name="P2">Which classes do I want?</text:p>
      <text:p text:style-name="P2">→ window, door, wall, <text:span text:style-name="T4">floor</text:span>, ceiling, <text:span text:style-name="T5">remains_building,</text:span> re<text:span text:style-name="T5">mains_other</text:span></text:p>
      <text:p text:style-name="P2">Which classes from ADE need to be simplified into each of my classes? → <text:span text:style-name="T2">Synonyms</text:span></text:p>
      <text:p text:style-name="P54"><text:span text:style-name="T1">From these classes, which parent-classes are required and/or which are excluded? → </text:span><text:span text:style-name="T3">Parents</text:span></text:p>
      <text:p text:style-name="P14"><text:span text:style-name="T17">i</text:span><text:span text:style-name="T16">ndoor</text:span><text:span text:style-name="T2"> </text:span><text:span text:style-name="T19">outdoor</text:span><text:span text:style-name="T2"> </text:span><text:span text:style-name="T20">both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873496092544">
          <table:table-cell table:style-name="Table4.A1" office:value-type="string">
            <text:p text:style-name="P9">Goal Class</text:p>
          </table:table-cell>
          <table:table-cell table:style-name="Table4.A1" office:value-type="string">
            <text:p text:style-name="P96">z</text:p>
          </table:table-cell>
          <table:table-cell table:style-name="Table4.C1" office:value-type="string">
            <text:p text:style-name="P9">Conditions</text:p>
          </table:table-cell>
        </table:table-row>
        <table:table-row table:style-name="TableLine94873496112064">
          <table:table-cell table:style-name="Table4.A2" office:value-type="string">
            <text:p text:style-name="P50">window</text:p>
          </table:table-cell>
          <table:table-cell table:style-name="Table4.A2" office:value-type="string">
            <text:p text:style-name="P100">1</text:p>
          </table:table-cell>
          <table:table-cell table:style-name="Table4.C2" office:value-type="string">
            <text:p text:style-name="P96">Problem: swung-open windows?</text:p>
          </table:table-cell>
        </table:table-row>
        <table:table-row table:style-name="TableLine94873496167216">
          <table:table-cell table:style-name="Table4.A2" office:value-type="string">
            <text:p text:style-name="P50">door</text:p>
          </table:table-cell>
          <table:table-cell table:style-name="Table4.A2" office:value-type="string">
            <text:p text:style-name="P100">1</text:p>
          </table:table-cell>
          <table:table-cell table:style-name="Table4.C2" office:value-type="string">
            <text:p text:style-name="P96">Problem: swung-open doors are included</text:p>
          </table:table-cell>
        </table:table-row>
        <table:table-row table:style-name="TableLine94873496167872">
          <table:table-cell table:style-name="Table4.A2" office:value-type="string">
            <text:p text:style-name="P9"><text:span text:style-name="T15">wall</text:span> <text:span text:style-name="T6">(indoor)</text:span></text:p>
          </table:table-cell>
          <table:table-cell table:style-name="Table4.A2" office:value-type="string">
            <text:p text:style-name="P9">-<text:span text:style-name="T31">2</text:span></text:p>
          </table:table-cell>
          <table:table-cell table:style-name="Table4.C2" office:value-type="string">
            <text:p text:style-name="P11">All <text:span text:style-name="T2">remains</text:span><text:span text:style-name="T7"> </text:span><text:span text:style-name="T8">indoor</text:span></text:p>
          </table:table-cell>
        </table:table-row>
        <table:table-row table:style-name="TableLine94873496168688">
          <table:table-cell table:style-name="Table4.A2" office:value-type="string">
            <text:p text:style-name="P11"><text:span text:style-name="T18">wall</text:span> (outdoor)</text:p>
            <text:p text:style-name="P11">or „building“</text:p>
          </table:table-cell>
          <table:table-cell table:style-name="Table4.A2" office:value-type="string">
            <text:p text:style-name="P11">-<text:span text:style-name="T31">1</text:span></text:p>
          </table:table-cell>
          <table:table-cell table:style-name="Table4.C2" office:value-type="string">
            <text:p text:style-name="P96">Very heterogeneous, includes non-interesting imgs</text:p>
            <text:p text:style-name="P96">only parent of building?</text:p>
          </table:table-cell>
        </table:table-row>
        <table:table-row table:style-name="TableLine94873496169504">
          <table:table-cell table:style-name="Table4.A2" office:value-type="string">
            <text:p text:style-name="P47">ceiling</text:p>
          </table:table-cell>
          <table:table-cell table:style-name="Table4.A2" office:value-type="string">
            <text:p text:style-name="P104">-1</text:p>
          </table:table-cell>
          <table:table-cell table:style-name="Table4.C2" office:value-type="string">
            <text:p text:style-name="P96">Very heterogeneous</text:p>
          </table:table-cell>
        </table:table-row>
        <table:table-row table:style-name="TableLine94873496170272">
          <table:table-cell table:style-name="Table4.A2" office:value-type="string">
            <text:p text:style-name="P51">stairs</text:p>
          </table:table-cell>
          <table:table-cell table:style-name="Table4.A2" office:value-type="string">
            <text:p text:style-name="P101">0</text:p>
          </table:table-cell>
          <table:table-cell table:style-name="Table4.C2" office:value-type="string">
            <text:p text:style-name="P106">Heterogeneous, not useful?</text:p>
          </table:table-cell>
        </table:table-row>
        <table:table-row table:style-name="TableLine94873496171088">
          <table:table-cell table:style-name="Table4.A2" office:value-type="string">
            <text:p text:style-name="P49">roof</text:p>
          </table:table-cell>
          <table:table-cell table:style-name="Table4.A2" office:value-type="string">
            <text:p text:style-name="P98">-1</text:p>
          </table:table-cell>
          <table:table-cell table:style-name="Table4.C2" office:value-type="string">
            <text:p text:style-name="P106">Good</text:p>
          </table:table-cell>
        </table:table-row>
        <table:table-row table:style-name="TableLine94873496171904">
          <table:table-cell table:style-name="Table4.A2" office:value-type="string">
            <text:p text:style-name="P49">balcony</text:p>
          </table:table-cell>
          <table:table-cell table:style-name="Table4.A2" office:value-type="string">
            <text:p text:style-name="P98">0</text:p>
          </table:table-cell>
          <table:table-cell table:style-name="Table4.C2" office:value-type="string">
            <text:p text:style-name="P106">Heterogeneous, not consistent</text:p>
          </table:table-cell>
        </table:table-row>
        <table:table-row table:style-name="TableLine94873496171904">
          <table:table-cell table:style-name="Table4.A2" office:value-type="string">
            <text:p text:style-name="P97">chimney</text:p>
          </table:table-cell>
          <table:table-cell table:style-name="Table4.A2" office:value-type="string">
            <text:p text:style-name="P98">0</text:p>
          </table:table-cell>
          <table:table-cell table:style-name="Table4.C2" office:value-type="string">
            <text:p text:style-name="P106">Good</text:p>
          </table:table-cell>
        </table:table-row>
        <table:table-row table:style-name="TableLine94873496172912">
          <table:table-cell table:style-name="Table4.A2" office:value-type="string">
            <text:p text:style-name="P48">floor</text:p>
          </table:table-cell>
          <table:table-cell table:style-name="Table4.A2" office:value-type="string">
            <text:p text:style-name="P103">-<text:span text:style-name="T33">1</text:span></text:p>
          </table:table-cell>
          <table:table-cell table:style-name="Table4.C2" office:value-type="string">
            <text:p text:style-name="P106">Good</text:p>
          </table:table-cell>
        </table:table-row>
        <table:table-row table:style-name="TableLine94873496173728">
          <table:table-cell table:style-name="Table4.A2" office:value-type="string">
            <text:p text:style-name="P52">column</text:p>
          </table:table-cell>
          <table:table-cell table:style-name="Table4.A2" office:value-type="string">
            <text:p text:style-name="P101">0</text:p>
          </table:table-cell>
          <table:table-cell table:style-name="Table4.C2" office:value-type="string">
            <text:p text:style-name="P106">Not wanted?</text:p>
          </table:table-cell>
        </table:table-row>
        <table:table-row table:style-name="TableLine94873496174576">
          <table:table-cell table:style-name="Table4.A2" office:value-type="string">
            <text:p text:style-name="P103">sink</text:p>
          </table:table-cell>
          <table:table-cell table:style-name="Table4.A2" office:value-type="string">
            <text:p text:style-name="P107">1</text:p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94873496174576">
          <table:table-cell table:style-name="Table4.A2" office:value-type="string">
            <text:p text:style-name="P100">railing</text:p>
          </table:table-cell>
          <table:table-cell table:style-name="Table4.A2" office:value-type="string">
            <text:p text:style-name="P107">0</text:p>
          </table:table-cell>
          <table:table-cell table:style-name="Table4.C2" office:value-type="string">
            <text:p text:style-name="P107">Not wanted?</text:p>
          </table:table-cell>
        </table:table-row>
        <table:table-row table:style-name="TableLine94873496174576">
          <table:table-cell table:style-name="Table4.A2" office:value-type="string">
            <text:p text:style-name="P103">toilet</text:p>
          </table:table-cell>
          <table:table-cell table:style-name="Table4.A2" office:value-type="string">
            <text:p text:style-name="P107">1</text:p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94873496174576">
          <table:table-cell table:style-name="Table4.A2" office:value-type="string">
            <text:p text:style-name="P103">outlet</text:p>
          </table:table-cell>
          <table:table-cell table:style-name="Table4.A2" office:value-type="string">
            <text:p text:style-name="P107">1</text:p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94873496174576">
          <table:table-cell table:style-name="Table4.A2" office:value-type="string">
            <text:p text:style-name="P103">bathtub</text:p>
          </table:table-cell>
          <table:table-cell table:style-name="Table4.A2" office:value-type="string">
            <text:p text:style-name="P107">1</text:p>
          </table:table-cell>
          <table:table-cell table:style-name="Table4.C2" office:value-type="string">
            <text:p text:style-name="Table_20_Contents"/>
          </table:table-cell>
        </table:table-row>
        <table:table-row table:style-name="TableLine94873496174576">
          <table:table-cell table:style-name="Table4.A2" office:value-type="string">
            <text:p text:style-name="P100">air_conditioner</text:p>
          </table:table-cell>
          <table:table-cell table:style-name="Table4.A2" office:value-type="string">
            <text:p text:style-name="P108">1</text:p>
          </table:table-cell>
          <table:table-cell table:style-name="Table4.C2" office:value-type="string">
            <text:p text:style-name="P108">needs testing</text:p>
          </table:table-cell>
        </table:table-row>
        <table:table-row table:style-name="TableLine94873496174576">
          <table:table-cell table:style-name="Table4.A2" office:value-type="string">
            <text:p text:style-name="P105">oven</text:p>
          </table:table-cell>
          <table:table-cell table:style-name="Table4.A2" office:value-type="string">
            <text:p text:style-name="P107">1</text:p>
          </table:table-cell>
          <table:table-cell table:style-name="Table4.C2" office:value-type="string">
            <text:p text:style-name="P107">Good</text:p>
          </table:table-cell>
        </table:table-row>
        <table:table-row table:style-name="TableLine94873496174576">
          <table:table-cell table:style-name="Table4.A2" office:value-type="string">
            <text:p text:style-name="P100">shutter</text:p>
          </table:table-cell>
          <table:table-cell table:style-name="Table4.A2" office:value-type="string">
            <text:p text:style-name="P107">0</text:p>
          </table:table-cell>
          <table:table-cell table:style-name="Table4.C2" office:value-type="string">
            <text:p text:style-name="P108">Discard.</text:p>
          </table:table-cell>
        </table:table-row>
        <table:table-row table:style-name="TableLine94873496174576">
          <table:table-cell table:style-name="Table4.A2" office:value-type="string">
            <text:p text:style-name="P103">radiator</text:p>
          </table:table-cell>
          <table:table-cell table:style-name="Table4.A2" office:value-type="string">
            <text:p text:style-name="P107">1</text:p>
          </table:table-cell>
          <table:table-cell table:style-name="Table4.C2" office:value-type="string">
            <text:p text:style-name="P107">Good</text:p>
          </table:table-cell>
        </table:table-row>
        <table:table-row table:style-name="TableLine94873496174576">
          <table:table-cell table:style-name="Table4.A2" office:value-type="string">
            <text:p text:style-name="P96">pipe</text:p>
          </table:table-cell>
          <table:table-cell table:style-name="Table4.A2" office:value-type="string">
            <text:p text:style-name="P96"/>
          </table:table-cell>
          <table:table-cell table:style-name="Table4.C2" office:value-type="string">
            <text:p text:style-name="P108">Discard.</text:p>
          </table:table-cell>
        </table:table-row>
        <table:table-row table:style-name="TableLine94873496174576">
          <table:table-cell table:style-name="Table4.A2" office:value-type="string">
            <text:p text:style-name="P103">boiler</text:p>
          </table:table-cell>
          <table:table-cell table:style-name="Table4.A2" office:value-type="string">
            <text:p text:style-name="P107">1</text:p>
          </table:table-cell>
          <table:table-cell table:style-name="Table4.C2" office:value-type="string">
            <text:p text:style-name="P107">Not useful?</text:p>
          </table:table-cell>
        </table:table-row>
        <table:table-row table:style-name="TableLine94873496174576">
          <table:table-cell table:style-name="Table4.A2" office:value-type="string">
            <text:p text:style-name="P103">shower</text:p>
          </table:table-cell>
          <table:table-cell table:style-name="Table4.A2" office:value-type="string">
            <text:p text:style-name="P107">1</text:p>
          </table:table-cell>
          <table:table-cell table:style-name="Table4.C2" office:value-type="string">
            <text:p text:style-name="P107">Only the handle but okay</text:p>
          </table:table-cell>
        </table:table-row>
        <table:table-row table:style-name="TableLine94873496174576">
          <table:table-cell table:style-name="Table4.A2" office:value-type="string">
            <text:p text:style-name="P103">vents</text:p>
          </table:table-cell>
          <table:table-cell table:style-name="Table4.A2" office:value-type="string">
            <text:p text:style-name="P107">1</text:p>
          </table:table-cell>
          <table:table-cell table:style-name="Table4.C2" office:value-type="string">
            <text:p text:style-name="P107">Good</text:p>
          </table:table-cell>
        </table:table-row>
        <table:table-row table:style-name="TableLine94873496174576">
          <table:table-cell table:style-name="Table4.A2" office:value-type="string">
            <text:p text:style-name="P103">fire extinguisher</text:p>
          </table:table-cell>
          <table:table-cell table:style-name="Table4.A2" office:value-type="string">
            <text:p text:style-name="P107">1</text:p>
          </table:table-cell>
          <table:table-cell table:style-name="Table4.C2" office:value-type="string">
            <text:p text:style-name="P107">Good</text:p>
          </table:table-cell>
        </table:table-row>
        <text:soft-page-break/>
        <table:table-row table:style-name="TableLine94873496174576">
          <table:table-cell table:style-name="Table4.A2" office:value-type="string">
            <text:p text:style-name="P97">fire escape</text:p>
          </table:table-cell>
          <table:table-cell table:style-name="Table4.A2" office:value-type="string">
            <text:p text:style-name="P99">0</text:p>
          </table:table-cell>
          <table:table-cell table:style-name="Table4.C2" office:value-type="string">
            <text:p text:style-name="P108">Useful?</text:p>
          </table:table-cell>
        </table:table-row>
        <table:table-row table:style-name="TableLine94873496175424">
          <table:table-cell table:style-name="Table4.A2" office:value-type="string">
            <text:p text:style-name="P97">environment</text:p>
          </table:table-cell>
          <table:table-cell table:style-name="Table4.A2" office:value-type="string">
            <text:p text:style-name="P97"/>
          </table:table-cell>
          <table:table-cell table:style-name="Table4.C2" office:value-type="string">
            <text:p text:style-name="P96">All <text:span text:style-name="T2">remains</text:span><text:span text:style-name="T7"> outdoor</text:span></text:p>
          </table:table-cell>
        </table:table-row>
      </table:table>
      <text:h text:style-name="P79" text:outline-level="2">What is</text:h>
      <text:p text:style-name="P17">base</text:p>
      <text:p text:style-name="P17"/>
      <text:h text:style-name="P80" text:outline-level="2">Todo</text:h>
      <text:list xml:id="list862618562" text:style-name="L1">
        <text:list-item>
          <text:p text:style-name="P109">wall and building in same image?</text:p>
        </text:list-item>
        <text:list-item>
          <text:p text:style-name="P109">wall &amp; outdoor-scene</text:p>
        </text:list-item>
        <text:list-item>
          <text:p text:style-name="P111">create list of all indoor/outdoor imgs ?</text:p>
        </text:list-item>
      </text:list>
      <text:h text:style-name="P61" text:outline-level="1"><text:span text:style-name="T6">w</text:span>indow</text:h>
      <text:h text:style-name="P81" text:outline-level="2">Scenes</text:h>
      <text:p text:style-name="P56"><text:s/>- 37915x outdoor </text:p>
      <text:p text:style-name="P56"><text:s/>- 420x indoor </text:p>
      <text:p text:style-name="P56"><text:s/>- 4114x unclassified</text:p>
      <text:h text:style-name="P82" text:outline-level="2">Confirmed synonyms</text:h>
      <text:p text:style-name="P32">window*</text:p>
      <text:p text:style-name="P32">windowpane, window</text:p>
      <text:p text:style-name="P33">bow window</text:p>
      <text:p text:style-name="P33">display window, shop window, shopwindow, show window</text:p>
      <text:p text:style-name="P33">dormer, dormer window</text:p>
      <text:p text:style-name="P33">office window</text:p>
      <text:p text:style-name="P33">pane, pane of glass, window glass</text:p>
      <text:p text:style-name="P32">shop window</text:p>
      <text:p text:style-name="P33">stained-glass window </text:p>
      <text:p text:style-name="P32">ticket window</text:p>
      <text:p text:style-name="P31">rose window</text:p>
      <text:p text:style-name="P31"/>
      <text:p text:style-name="P33">window rose</text:p>
      <text:h text:style-name="Heading_20_2" text:outline-level="2"><text:span text:style-name="T10">„window“ </text:span><text:span text:style-name="T9">Parents </text:span><text:span text:style-name="T14">(never none, </text:span><text:span text:style-name="T12">Exclude window / windowpane like parents because we always want the root object</text:span><text:span text:style-name="T13">)</text:span></text:h>
      <table:table table:name="Table2" table:style-name="Table2">
        <table:table-column table:style-name="Table2.A" table:number-columns-repeated="3"/>
        <table:table-row table:style-name="TableLine94873496094592">
          <table:table-cell table:style-name="Table2.A1" office:value-type="string">
            <text:p text:style-name="P1">One of those required</text:p>
          </table:table-cell>
          <table:table-cell table:style-name="Table2.A1" office:value-type="string">
            <text:p text:style-name="P1">Unsure</text:p>
          </table:table-cell>
          <table:table-cell table:style-name="Table2.C1" office:value-type="string">
            <text:p text:style-name="P1">All of those excluded</text:p>
          </table:table-cell>
        </table:table-row>
        <table:table-row table:style-name="TableLine94873496252928">
          <table:table-cell table:style-name="Table2.A2" office:value-type="string">
            <text:p text:style-name="P5">building, edifice</text:p>
            <text:p text:style-name="P5">house</text:p>
            <text:p text:style-name="P5">skyscraper</text:p>
            <text:p text:style-name="P5">beacon, lighthouse, beacon light, pharos</text:p>
            <text:p text:style-name="P5">tower</text:p>
            <text:p text:style-name="P5">dormer</text:p>
            <text:p text:style-name="P5">hovel, hut, hutch, shack, shanty</text:p>
            <text:p text:style-name="P5">control tower</text:p>
            <text:p text:style-name="P5">henhouse</text:p>
            <text:p text:style-name="P5">mosque</text:p>
            <text:p text:style-name="P5">factory</text:p>
            <text:p text:style-name="P5">service station</text:p>
            <text:p text:style-name="P5">temple</text:p>
            <text:p text:style-name="P5">booth, cubicle, stall, kiosk</text:p>
            <text:p text:style-name="P5">cabin</text:p>
            <text:p text:style-name="P5">watchtower</text:p>
            <text:p text:style-name="P5">observation tower</text:p>
            <text:p text:style-name="P5">shanties</text:p>
            <text:p text:style-name="P5">shanty</text:p>
            <text:p text:style-name="P5">barn</text:p>
            <text:p text:style-name="P5">fort</text:p>
            <text:p text:style-name="P5">shed</text:p>
            <text:p text:style-name="P5">shelter</text:p>
            <text:p text:style-name="P5">church</text:p>
            <text:p text:style-name="P5">ranch</text:p>
            <text:p text:style-name="P8">windmill, aerogenerator, wind generator</text:p>
            <text:p text:style-name="P8">wheelhouse</text:p>
            <text:p text:style-name="P8">water mill</text:p>
            <text:p text:style-name="P6">toll booth</text:p>
          </table:table-cell>
          <table:table-cell table:style-name="Table2.A2" office:value-type="string">
            <text:p text:style-name="P4"/>
          </table:table-cell>
          <table:table-cell table:style-name="Table2.C2" office:value-type="string">
            <text:p text:style-name="P4">car, auto, automobile, machine, motorcar</text:p>
            <text:p text:style-name="P4">door</text:p>
            <text:p text:style-name="P4">bus, autobus, coach, charabanc, double-decker, jitney, motorbus, motorcoach, omnibus, passenger vehicle</text:p>
            <text:p text:style-name="P4">van</text:p>
            <text:p text:style-name="P4">train, railroad train</text:p>
            <text:p text:style-name="P4">fuselage</text:p>
            <text:p text:style-name="P8">window</text:p>
            <text:p text:style-name="P8">windowpane, window</text:p>
            <text:p text:style-name="P4">caravan</text:p>
            <text:p text:style-name="P4">truck, motortruck</text:p>
            <text:p text:style-name="P4">boat</text:p>
            <text:p text:style-name="P4">ship</text:p>
            <text:p text:style-name="P4">pilot cockpit</text:p>
            <text:p text:style-name="P4">wagon</text:p>
            <text:p text:style-name="P4">carriage</text:p>
            <text:p text:style-name="P4">microwave, microwave oven</text:p>
            <text:p text:style-name="P4">subway</text:p>
            <text:p text:style-name="P4">inflatable bounce game</text:p>
            <text:p text:style-name="P4">oven</text:p>
            <text:p text:style-name="P4">cockpit</text:p>
            <text:p text:style-name="P4">tramway</text:p>
            <text:p text:style-name="P4">garage door</text:p>
            <text:p text:style-name="P4">helicopter</text:p>
            <text:p text:style-name="P4">plaything, toy</text:p>
            <text:p text:style-name="P7">truckle bed</text:p>
            <text:p text:style-name="P7">houseboat</text:p>
            <text:p text:style-name="P7">dollhouse</text:p>
          </table:table-cell>
        </table:table-row>
      </table:table>
      <text:h text:style-name="Heading_20_1" text:outline-level="1"><text:soft-page-break/><text:span text:style-name="T6">d</text:span>oor</text:h>
      <text:h text:style-name="P81" text:outline-level="2">Scenes</text:h>
      <text:p text:style-name="P56"><text:s/>- 11242x indoor </text:p>
      <text:p text:style-name="P56"><text:s/>- 5148x outdoor </text:p>
      <text:p text:style-name="P56"><text:s/>- 941x unclassified</text:p>
      <text:h text:style-name="P83" text:outline-level="2"><text:span text:style-name="T6">S</text:span>ynonyms</text:h>
      <text:p text:style-name="P53">* <text:span text:style-name="T11">means there are parent constraints</text:span></text:p>
      <table:table table:name="Table5" table:style-name="Table5">
        <table:table-column table:style-name="Table5.A"/>
        <table:table-column table:style-name="Table5.B"/>
        <table:table-row table:style-name="TableLine94873496236288">
          <table:table-cell table:style-name="Table5.A1" office:value-type="string">
            <text:p text:style-name="P11">Confirmed</text:p>
          </table:table-cell>
          <table:table-cell table:style-name="Table5.B1" office:value-type="string">
            <text:p text:style-name="P11">NOT Synonyms</text:p>
          </table:table-cell>
        </table:table-row>
        <table:table-row table:style-name="TableLine94873496115776">
          <table:table-cell table:style-name="Table5.A2" office:value-type="string">
            <text:p text:style-name="P40">door*</text:p>
            <text:p text:style-name="P40">doors*</text:p>
            <text:p text:style-name="P40">double door</text:p>
            <text:p text:style-name="P40">elevator door</text:p>
            <text:p text:style-name="P40">elevator doors</text:p>
            <text:p text:style-name="P40">garage door</text:p>
            <text:p text:style-name="P40">garage doors</text:p>
            <text:p text:style-name="P40">revolving door</text:p>
            <text:p text:style-name="P40">revolving doors</text:p>
            <text:p text:style-name="P40">shower door</text:p>
            <text:p text:style-name="P40">sliding door*</text:p>
            <text:p text:style-name="P40">sliding doors</text:p>
            <text:p text:style-name="P43">gate</text:p>
          </table:table-cell>
          <table:table-cell table:style-name="Table5.B2" office:value-type="string">
            <text:p text:style-name="P40">cell door</text:p>
            <text:p text:style-name="P40">cold storage door</text:p>
            <text:p text:style-name="P40">door bars</text:p>
            <text:p text:style-name="P40">door frame</text:p>
            <text:p text:style-name="P40">doorbell</text:p>
            <text:p text:style-name="P40">doorframe, doorcase</text:p>
            <text:p text:style-name="P41">doort</text:p>
            <text:p text:style-name="P41">doorway arch</text:p>
            <text:p text:style-name="P41">grille door</text:p>
            <text:p text:style-name="P40">safe door</text:p>
            <text:p text:style-name="P40">screen door, screen</text:p>
            <text:p text:style-name="P40">security door</text:p>
            <text:p text:style-name="P40">security door frame</text:p>
            <text:p text:style-name="P40">trap door</text:p>
            <text:p text:style-name="P41">swing door</text:p>
          </table:table-cell>
        </table:table-row>
      </table:table>
      <text:h text:style-name="Heading_20_2" text:outline-level="2">„<text:span text:style-name="T11">door“ p</text:span>arents</text:h>
      <table:table table:name="Table3" table:style-name="Table3">
        <table:table-column table:style-name="Table3.A" table:number-columns-repeated="3"/>
        <table:table-row table:style-name="TableLine94873496251232">
          <table:table-cell table:style-name="Table3.A1" office:value-type="string">
            <text:p text:style-name="P3">One of those required</text:p>
          </table:table-cell>
          <table:table-cell table:style-name="Table3.A1" office:value-type="string">
            <text:p text:style-name="P3">Unsure</text:p>
          </table:table-cell>
          <table:table-cell table:style-name="Table3.C1" office:value-type="string">
            <text:p text:style-name="P3">All of those excluded</text:p>
          </table:table-cell>
        </table:table-row>
        <table:table-row table:style-name="TableLine94873496304000">
          <table:table-cell table:style-name="Table3.A2" office:value-type="string">
            <text:p text:style-name="P34">NONE</text:p>
            <text:p text:style-name="P37">building, edifice</text:p>
            <text:p text:style-name="P37">house</text:p>
            <text:p text:style-name="P37">hovel, hut, hutch, shack, shanty</text:p>
            <text:p text:style-name="P37">henhouse</text:p>
            <text:p text:style-name="P37">greenhouse</text:p>
            <text:p text:style-name="P37">mosque</text:p>
            <text:p text:style-name="P37">beacon, lighthouse, beacon light, pharos</text:p>
            <text:p text:style-name="P37">confessional booth</text:p>
            <text:p text:style-name="P37">seat</text:p>
            <text:p text:style-name="P37">sill</text:p>
            <text:p text:style-name="P37">balcony</text:p>
            <text:p text:style-name="P37">windmill, aerogenerator, wind generator</text:p>
            <text:p text:style-name="P37">ranch</text:p>
            <text:p text:style-name="P37">shed</text:p>
            <text:p text:style-name="P37">ruins</text:p>
            <text:p text:style-name="P37">file, file cabinet, filing cabinet</text:p>
            <text:p text:style-name="P37">shanties</text:p>
            <text:p text:style-name="P37">terrace</text:p>
            <text:p text:style-name="P37">bar</text:p>
            <text:p text:style-name="P37">canopy</text:p>
            <text:p text:style-name="P37">houseboat</text:p>
            <text:p text:style-name="P37">cold store</text:p>
            <text:p text:style-name="P37">cabin</text:p>
            <text:p text:style-name="P37">church</text:p>
            <text:p text:style-name="P37">factory</text:p>
            <text:p text:style-name="P37">fort</text:p>
            <text:p text:style-name="P37">gazebo</text:p>
            <text:p text:style-name="P37">huts</text:p>
            <text:p text:style-name="P37">guardhouse</text:p>
            <text:p text:style-name="P37">garage</text:p>
            <text:p text:style-name="P37">tower</text:p>
            <text:p text:style-name="P37">toll booth</text:p>
            <text:p text:style-name="P37">observatory</text:p>
            <text:p text:style-name="P37">outhouse wc</text:p>
            <text:p text:style-name="P37">temple</text:p>
            <text:p text:style-name="P37"><text:soft-page-break/>watchtower</text:p>
            <text:p text:style-name="P37">service station</text:p>
            <text:p text:style-name="P37">street box</text:p>
            <text:p text:style-name="P37">shelter</text:p>
          </table:table-cell>
          <table:table-cell table:style-name="Table3.A2" office:value-type="string">
            <text:p text:style-name="P35"/>
            <text:p text:style-name="P35"/>
          </table:table-cell>
          <table:table-cell table:style-name="Table3.C2" office:value-type="string">
            <text:p text:style-name="P37">cabinet</text:p>
            <text:p text:style-name="P37">car, auto, automobile, machine, motorcar</text:p>
            <text:p text:style-name="P37">wardrobe, closet, press</text:p>
            <text:p text:style-name="P37">refrigerator, icebox</text:p>
            <text:p text:style-name="P36">double door</text:p>
            <text:p text:style-name="P37">oven</text:p>
            <text:p text:style-name="P37">buffet, counter, sideboard</text:p>
            <text:p text:style-name="P37">microwave, microwave oven</text:p>
            <text:p text:style-name="P37">van</text:p>
            <text:p text:style-name="P36">table</text:p>
            <text:p text:style-name="P36">door</text:p>
            <text:p text:style-name="P36">windowpane, window</text:p>
            <text:p text:style-name="P36">pantry</text:p>
            <text:p text:style-name="P37">kitchen island</text:p>
            <text:p text:style-name="P37">washer, automatic washer, washing machine</text:p>
            <text:p text:style-name="P37">shelf</text:p>
            <text:p text:style-name="P37">bookcase</text:p>
            <text:p text:style-name="P37">dishwasher, dish washer, dishwashing machine</text:p>
            <text:p text:style-name="P37">fuselage</text:p>
            <text:p text:style-name="P37">closet</text:p>
            <text:p text:style-name="P38">bus, autobus, coach, charabanc, double-decker, jitney, motorbus, motorcoach, omnibus, passenger vehicle</text:p>
            <text:p text:style-name="P38">pastry</text:p>
            <text:p text:style-name="P37">desk</text:p>
            <text:p text:style-name="P37">chest of drawers, chest, bureau, dresser</text:p>
            <text:p text:style-name="P37">train, railroad train</text:p>
            <text:p text:style-name="P39">helicopter</text:p>
            <text:p text:style-name="P36">doble door</text:p>
            <text:p text:style-name="P37">truck, motortruck</text:p>
            <text:p text:style-name="P37">caravan</text:p>
            <text:p text:style-name="P37">tramway</text:p>
            <text:p text:style-name="P37">drawer</text:p>
            <text:p text:style-name="P37">stove, kitchen stove, range, kitchen range, cooking stove</text:p>
            <text:p text:style-name="P37">airplane, aeroplane, plane</text:p>
            <text:p text:style-name="P37">television stand</text:p>
            <text:p text:style-name="P37">lockers</text:p>
            <text:p text:style-name="P38"><text:soft-page-break/>base, pedestal, stand</text:p>
            <text:p text:style-name="P38">dollhouse</text:p>
            <text:p text:style-name="P37">pilot cockpit</text:p>
            <text:p text:style-name="P37">case, display case, showcase, vitrine</text:p>
            <text:p text:style-name="P37">subway</text:p>
            <text:p text:style-name="P37">work surface</text:p>
            <text:p text:style-name="P37">wagon</text:p>
            <text:p text:style-name="P37">cage</text:p>
            <text:p text:style-name="P37">plaything, toy</text:p>
            <text:p text:style-name="P37">microwave</text:p>
            <text:p text:style-name="P37">dryer</text:p>
            <text:p text:style-name="P37">tent, collapsible shelter</text:p>
            <text:p text:style-name="P37">washing machines</text:p>
          </table:table-cell>
        </table:table-row>
      </table:table>
      <text:h text:style-name="Heading_20_2" text:outline-level="2">„<text:span text:style-name="T11">doors“ parents</text:span></text:h>
      <text:p text:style-name="P55">required: </text:p>
      <text:p text:style-name="P55">house</text:p>
      <text:p text:style-name="P55">building, edifice</text:p>
      <text:h text:style-name="Heading_20_2" text:outline-level="2">„<text:span text:style-name="T11">sliding door“ parents: </text:span></text:h>
      <text:p text:style-name="P55">required: NONE</text:p>
      <text:h text:style-name="Heading_20_2" text:outline-level="2">„<text:span text:style-name="T25">gate“ parents </text:span></text:h>
      <text:p text:style-name="Text_20_body">(171x indoor 156x outdoor 60x unclassified)</text:p>
      <text:p text:style-name="Text_20_body">- barn : 2</text:p>
      <text:p text:style-name="Text_20_body">- building, edifice : 15</text:p>
      <text:p text:style-name="Text_20_body">- building arena : 32</text:p>
      <text:p text:style-name="Text_20_body">- NONE : 338</text:p>
      <text:h text:style-name="P62" text:outline-level="1">ceiling</text:h>
      <text:h text:style-name="P84" text:outline-level="2">Synonyms</text:h>
      <text:p text:style-name="P10">None?</text:p>
      <text:h text:style-name="P81" text:outline-level="2">Scenes</text:h>
      <text:p text:style-name="P56"><text:s/>- 9167x indoor </text:p>
      <text:p text:style-name="P56"><text:s/>- 164x outdoor </text:p>
      <text:p text:style-name="P56"><text:s/>- 470x unclassified</text:p>
      <text:h text:style-name="P84" text:outline-level="2">Parents</text:h>
      <text:p text:style-name="P114">Require:</text:p>
      <text:p text:style-name="P114">NONE</text:p>
      <text:p text:style-name="P114">building, edifice</text:p>
      <text:p text:style-name="P114">elevator, lift</text:p>
      <text:p text:style-name="P10">Exclude those:</text:p>
      <text:list xml:id="list1789903314" text:style-name="L2">
        <text:list-item>
          <text:p text:style-name="P113">car, auto, automobile, machine, motorcar</text:p>
        </text:list-item>
        <text:list-item>
          <text:p text:style-name="P113">double door</text:p>
        </text:list-item>
      </text:list>
      <text:h text:style-name="P63" text:outline-level="1">wall (indoor)</text:h>
      <text:h text:style-name="P85" text:outline-level="2">Synonyms</text:h>
      <text:p text:style-name="P15">stone wall</text:p>
      <text:p text:style-name="P15">glass wall</text:p>
      <text:p text:style-name="P15"/>
      <text:h text:style-name="P64" text:outline-level="1">wall (outdoor)</text:h>
      <text:h text:style-name="P85" text:outline-level="2">Scenes</text:h>
      <text:p text:style-name="P57"><text:s/>- 33205x indoor </text:p>
      <text:p text:style-name="P57"><text:s/>- 3358x outdoor </text:p>
      <text:p text:style-name="P57"><text:s/>- 2470x unclassified</text:p>
      <text:h text:style-name="P80" text:outline-level="2">Synonyms</text:h>
      <text:p text:style-name="P115">wall*</text:p>
      <text:p text:style-name="P15">wood wall</text:p>
      <text:p text:style-name="P15"/>
      <text:p text:style-name="P12"><text:span text:style-name="T21">NOT </text:span>rocky wall</text:p>
      <text:h text:style-name="Heading_20_2" text:outline-level="2">„<text:span text:style-name="T27">wall“ parents:</text:span></text:h>
      <text:p text:style-name="P116">NONE</text:p>
      <text:p text:style-name="P116">elevator, lift</text:p>
      <text:p text:style-name="P117"><text:span text:style-name="T28">building, edifice</text:span></text:p>
      <text:h text:style-name="P65" text:outline-level="1">building </text:h>
      <text:h text:style-name="P80" text:outline-level="2">… merge into wall (outdoor) ??</text:h>
      <text:h text:style-name="P80" text:outline-level="2">Synonyms:</text:h>
      <text:p text:style-name="P12">building, edifice <text:span text:style-name="T21">(206x indoor </text:span>18153x outdoor 3008x unclassified<text:span text:style-name="T21">)</text:span></text:p>
      <text:p text:style-name="P15">house (10x indoor <text:s/>1347x outdoor <text:s/>153x unclassified)</text:p>
      <text:h text:style-name="P66" text:outline-level="1">stairs</text:h>
      <text:h text:style-name="P86" text:outline-level="2">Possible synonyms:</text:h>
      <text:p text:style-name="P13">stairway, staircase (no parents) (301x outdoor 406x indoor 138x unclassified)</text:p>
      <text:p text:style-name="P13">step, stair (no parents) (300x indoor 109x outdoor 66x unclassified)</text:p>
      <text:p text:style-name="P13">escalator, moving staircase, moving stairway (71x indoor 18x outdoor 3x unclassified)</text:p>
      <text:p text:style-name="P13">staircase* (14x indoor 11x outdoor)</text:p>
      <text:p text:style-name="P16">step*</text:p>
      <text:h text:style-name="P87" text:outline-level="2">„step“ parents:</text:h>
      <text:p text:style-name="P16">required:</text:p>
      <text:p text:style-name="P16">building, edifice</text:p>
      <text:h text:style-name="Heading_20_2" text:outline-level="2">„<text:span text:style-name="T22">staircase“ parents:</text:span></text:h>
      <text:p text:style-name="P16">required:</text:p>
      <text:p text:style-name="P16">house</text:p>
      <text:p text:style-name="P16">building, edifice</text:p>
      <text:h text:style-name="P67" text:outline-level="1">roof</text:h>
      <text:h text:style-name="P88" text:outline-level="2">Synonyms ?</text:h>
      <text:h text:style-name="P88" text:outline-level="2">„roof“ parents:</text:h>
      <text:p text:style-name="P42">Include:</text:p>
      <text:p text:style-name="P42">NONE</text:p>
      <text:p text:style-name="P42">building, edifice</text:p>
      <text:p text:style-name="P42">house</text:p>
      <text:p text:style-name="P42">beacon, lighthouse, beacon light, pharos</text:p>
      <text:p text:style-name="P42">shed</text:p>
      <text:p text:style-name="P42">temple</text:p>
      <text:p text:style-name="P42">service station</text:p>
      <text:p text:style-name="P42">dormer</text:p>
      <text:p text:style-name="P42">barn</text:p>
      <text:p text:style-name="P42">shelter</text:p>
      <text:p text:style-name="P42">hovel, hut, hutch, shack, shanty</text:p>
      <text:h text:style-name="P68" text:outline-level="1">balcony</text:h>
      <text:p text:style-name="P118">ONLY OUTDOOR</text:p>
      <text:h text:style-name="P93" text:outline-level="2">Synonyms</text:h>
      <text:p text:style-name="P118">balcony</text:p>
      <text:p text:style-name="P27">balustrade?*</text:p>
      <text:h text:style-name="Heading_20_2" text:outline-level="2">„<text:span text:style-name="T30">balustrade“ parents:</text:span></text:h>
      <text:p text:style-name="Text_20_body">- NONE : 0</text:p>
      <text:p text:style-name="Text_20_body">- tower : 6</text:p>
      <text:p text:style-name="Text_20_body">- house : 12</text:p>
      <text:p text:style-name="Text_20_body">- building, edifice : 87</text:p>
      <text:h text:style-name="P69" text:outline-level="1">floor</text:h>
      <text:p text:style-name="P18">(11520x indoor 515x outdoor 722x unclassified), <text:span text:style-name="T23">never has parents</text:span></text:p>
      <text:h text:style-name="P79" text:outline-level="2">Synonyms:</text:h>
      <text:p text:style-name="P17">floor, flooring</text:p>
      <text:p text:style-name="P17">NOT „floor“</text:p>
      <text:h text:style-name="P70" text:outline-level="1">column</text:h>
      <text:h text:style-name="P79" text:outline-level="2">Synonyms:</text:h>
      <text:p text:style-name="P17">column* (1905x indoor 966x outdoor 253x unclassified)</text:p>
      <text:p text:style-name="P17">column, pillar (no parents) (1771x indoor 404x outdoor 233x unclassified)</text:p>
      <text:p text:style-name="P17"/>
      <text:h text:style-name="P79" text:outline-level="2">„column“ parents:</text:h>
      <text:p text:style-name="P17">required:</text:p>
      <text:p text:style-name="P18">gas station</text:p>
      <text:p text:style-name="P18">service station</text:p>
      <text:p text:style-name="P18">bridge, span</text:p>
      <text:p text:style-name="P18">acropolis</text:p>
      <text:p text:style-name="P18">bandstand</text:p>
      <text:p text:style-name="P18">mosque</text:p>
      <text:p text:style-name="P18">tower</text:p>
      <text:p text:style-name="P18">house</text:p>
      <text:p text:style-name="P18">building, edifice</text:p>
      <text:h text:style-name="P71" text:outline-level="1">sink</text:h>
      <text:p text:style-name="P45">(1595x indoor 8x outdoor 34x unclassified) <text:span text:style-name="T24">no parents</text:span></text:p>
      <text:p text:style-name="P45"/>
      <text:h text:style-name="P72" text:outline-level="1">railing</text:h>
      <text:h text:style-name="P89" text:outline-level="2">Syns</text:h>
      <text:p text:style-name="P19">railing* (606x outdoor 13x indoor 75x unclassified)</text:p>
      <text:p text:style-name="P19">railing, rail (no parents) (843x indoor 172x unclassified 744x outdoor)</text:p>
      <text:h text:style-name="P89" text:outline-level="2">„railing“ parents:</text:h>
      <text:p text:style-name="P19">requ:</text:p>
      <text:p text:style-name="P19">bridge, span</text:p>
      <text:p text:style-name="P19">tower</text:p>
      <text:p text:style-name="P19">footbridge, overcrossing, pedestrian bridge</text:p>
      <text:p text:style-name="P19">house</text:p>
      <text:p text:style-name="P19">building, edifice</text:p>
      <text:h text:style-name="P73" text:outline-level="1"/>
      <text:h text:style-name="P71" text:outline-level="1">toilet</text:h>
      <text:p text:style-name="P59">toilet, can, commode, crapper, pot, potty, stool, throne</text:p>
      <text:p text:style-name="P59">(477x indoor 4x unclassified 4x outdoor)</text:p>
      <text:h text:style-name="P72" text:outline-level="1">outlet</text:h>
      <text:p text:style-name="P45">wall socket, wall plug, electric outlet, electrical outlet, outlet, electric receptacle</text:p>
      <text:p text:style-name="P45">(1994x indoor 58x unclassified 3x outdoor)</text:p>
      <text:h text:style-name="P72" text:outline-level="1">bathtub</text:h>
      <text:p text:style-name="P59">bathtub, bathing tub, bath, tub</text:p>
      <text:p text:style-name="P44">(461x indoor 5x outdoor 1x unclassified)</text:p>
      <text:h text:style-name="P72" text:outline-level="1">chimney</text:h>
      <text:p text:style-name="P45"/>
      <text:p text:style-name="P45">(535x outdoor 15x indoor 117x unclassified) <text:span text:style-name="T25">take any parent</text:span></text:p>
      <text:h text:style-name="P74" text:outline-level="1">air conditioner</text:h>
      <text:p text:style-name="P21">(157x indoor 460x outdoor 23x unclassified)</text:p>
      <text:p text:style-name="P22"/>
      <text:h text:style-name="P74" text:outline-level="1">stove</text:h>
      <text:p text:style-name="P21">stove, kitchen stove, range, kitchen range, cooking stove</text:p>
      <text:p text:style-name="P20">NOT „stove“</text:p>
      <text:h text:style-name="P74" text:outline-level="1">shutter</text:h>
      <text:p text:style-name="P21"/>
      <text:p text:style-name="P21">(99x indoor 898x outdoor 132x unclassified)</text:p>
      <text:h text:style-name="P90" text:outline-level="2">parents</text:h>
      <text:p text:style-name="P21">- double door : 2</text:p>
      <text:p text:style-name="P21">- dollhouse : 2</text:p>
      <text:p text:style-name="P21">- windowpane, window : 14</text:p>
      <text:p text:style-name="P21">- balcony : 51</text:p>
      <text:p text:style-name="P21">- house : 73</text:p>
      <text:p text:style-name="P21">- NONE : 124</text:p>
      <text:p text:style-name="P21">- window : 293</text:p>
      <text:p text:style-name="P21">- building, edifice : 570</text:p>
      <text:h text:style-name="P74" text:outline-level="1">radiator</text:h>
      <text:p text:style-name="P21"><text:s/></text:p>
      <text:p text:style-name="P21">(256x indoor 3x unclassified 1x outdoor) <text:span text:style-name="T25">no parents</text:span></text:p>
      <text:h text:style-name="P75" text:outline-level="1"><text:soft-page-break/>pipe</text:h>
      <text:h text:style-name="P91" text:outline-level="2">syns??</text:h>
      <text:p text:style-name="P23">drain pipe</text:p>
      <text:p text:style-name="P23">→ pipe, pipage, piping</text:p>
      <text:p text:style-name="P23">pipe, tube</text:p>
      <text:p text:style-name="P23">pipe</text:p>
      <text:h text:style-name="P76" text:outline-level="1">kettle / boiler?</text:h>
      <text:p text:style-name="P25">kettle, boiler (168x indoor 1x unclassified)</text:p>
      <text:p text:style-name="P25">????? heater, warmer (144x indoor 15x outdoor 13x unclassified)</text:p>
      <text:h text:style-name="P76" text:outline-level="1">shower</text:h>
      <text:p text:style-name="P46"><text:span text:style-name="T26">parent none </text:span>(157x indoor 3x outdoor 3x unclassified)</text:p>
      <text:h text:style-name="P76" text:outline-level="1">vents</text:h>
      <text:h text:style-name="P92" text:outline-level="2">syns</text:h>
      <text:p text:style-name="P60">vent, venthole, vent-hole, blowhole <text:s/>(149x indoor 17x unclassified 4x outdoor)</text:p>
      <text:p text:style-name="P24">vent*</text:p>
      <text:h text:style-name="Heading_20_2" text:outline-level="2">„<text:span text:style-name="T26">vent“ parents:</text:span></text:h>
      <text:p text:style-name="P25">building, edifice</text:p>
      <text:h text:style-name="P76" text:outline-level="1"><text:soft-page-break/>fire extinguisher</text:h>
      <text:p text:style-name="P60">fire extinguisher, extinguisher, asphyxiator</text:p>
      <text:p text:style-name="P60">(68x indoor 6x outdoor 5x unclassified)</text:p>
      <text:h text:style-name="P78" text:outline-level="1">fire escape</text:h>
      <text:p text:style-name="P119">only outdoor</text:p>
      <text:p text:style-name="P119">(75x outdoor 2x unclassified)</text:p>
      <text:h text:style-name="P64" text:outline-level="1">index (.plk file)</text:h>
      <text:p text:style-name="P3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8">filename <text:s/></text:p>
          </table:table-cell>
          <table:table-cell table:style-name="Table1.B1" office:value-type="string">
            <text:p text:style-name="P28">array of length N=27574 with the image file names</text:p>
          </table:table-cell>
        </table:table-row>
        <table:table-row table:style-name="Table1.1">
          <table:table-cell table:style-name="Table1.A2" office:value-type="string">
            <text:p text:style-name="P28">folder <text:s/></text:p>
          </table:table-cell>
          <table:table-cell table:style-name="Table1.B2" office:value-type="string">
            <text:p text:style-name="P28">array of length N with the image folder names.</text:p>
          </table:table-cell>
        </table:table-row>
        <table:table-row table:style-name="Table1.1">
          <table:table-cell table:style-name="Table1.A2" office:value-type="string">
            <text:p text:style-name="P28">scene <text:s/></text:p>
          </table:table-cell>
          <table:table-cell table:style-name="Table1.B2" office:value-type="string">
            <text:p text:style-name="P28">array of length N providing the scene name (same classes as the Places database) for each image.</text:p>
          </table:table-cell>
        </table:table-row>
        <table:table-row table:style-name="Table1.1">
          <table:table-cell table:style-name="Table1.A2" office:value-type="string">
            <text:p text:style-name="P28">objectIsPart <text:s/></text:p>
          </table:table-cell>
          <table:table-cell table:style-name="Table1.B2" office:value-type="string">
            <text:p text:style-name="P28">array of size [C, N] counting how many times an object is a part in each image. </text:p>
            <text:p text:style-name="P28">objectIsPart[c,i]=m if in image i object class c is a part of another object m times. For objects, objectIsPart[c,i]=0, and for parts we will find <text:s/>objectIsPart[c,i] = objectPresence(c,i)</text:p>
          </table:table-cell>
        </table:table-row>
        <table:table-row table:style-name="Table1.1">
          <table:table-cell table:style-name="Table1.A2" office:value-type="string">
            <text:p text:style-name="P28">objectPresence <text:s/></text:p>
          </table:table-cell>
          <table:table-cell table:style-name="Table1.B2" office:value-type="string">
            <text:p text:style-name="P28">array of size [C, N] with the object counts per image. objectPresence(c,i)=n if in image i there are n instances of object class c.</text:p>
          </table:table-cell>
        </table:table-row>
        <table:table-row table:style-name="Table1.1">
          <table:table-cell table:style-name="Table1.A2" office:value-type="string">
            <text:p text:style-name="P28">objectcounts <text:s/></text:p>
          </table:table-cell>
          <table:table-cell table:style-name="Table1.B2" office:value-type="string">
            <text:p text:style-name="P28">array of length C with the number of instances for each object class.</text:p>
          </table:table-cell>
        </table:table-row>
        <table:table-row table:style-name="Table1.1">
          <table:table-cell table:style-name="Table1.A2" office:value-type="string">
            <text:p text:style-name="P28">objectnames <text:s/></text:p>
          </table:table-cell>
          <table:table-cell table:style-name="Table1.B2" office:value-type="string">
            <text:p text:style-name="P28">array of length C with the object class names.</text:p>
          </table:table-cell>
        </table:table-row>
        <table:table-row table:style-name="Table1.1">
          <table:table-cell table:style-name="Table1.A2" office:value-type="string">
            <text:p text:style-name="P28">proportionClassIsPart <text:s/></text:p>
          </table:table-cell>
          <table:table-cell table:style-name="Table1.B2" office:value-type="string">
            <text:p text:style-name="P28">array of length C with the proportion of times that class c behaves as a part. If proportionClassIsPart[c]=0 then it means that this is a main object (e.g., car, chair, ...). See bellow for a discussion on the utility of this variable.</text:p>
          </table:table-cell>
        </table:table-row>
        <table:table-row table:style-name="Table1.1">
          <table:table-cell table:style-name="Table1.A2" office:value-type="string">
            <text:p text:style-name="P28">wordnet_found <text:s/></text:p>
          </table:table-cell>
          <table:table-cell table:style-name="Table1.B2" office:value-type="string">
            <text:p text:style-name="P28">array of length C. It indicates if the objectname was found in Wordnet.</text:p>
          </table:table-cell>
        </table:table-row>
        <table:table-row table:style-name="Table1.1">
          <table:table-cell table:style-name="Table1.A2" office:value-type="string">
            <text:p text:style-name="P28">wordnet_level1 <text:s/></text:p>
          </table:table-cell>
          <table:table-cell table:style-name="Table1.B2" office:value-type="string">
            <text:p text:style-name="P28">list of length C. WordNet associated.</text:p>
          </table:table-cell>
        </table:table-row>
        <table:table-row table:style-name="Table1.1">
          <table:table-cell table:style-name="Table1.A2" office:value-type="string">
            <text:p text:style-name="P28">wordnet_synset <text:s/></text:p>
          </table:table-cell>
          <table:table-cell table:style-name="Table1.B2" office:value-type="string">
            <text:p text:style-name="P28">list of length C. WordNet synset for each object name. Shows the full hierarchy separated by .</text:p>
          </table:table-cell>
        </table:table-row>
        <table:table-row table:style-name="Table1.1">
          <table:table-cell table:style-name="Table1.A2" office:value-type="string">
            <text:p text:style-name="P28">wordnet_hypernym <text:s/></text:p>
          </table:table-cell>
          <table:table-cell table:style-name="Table1.B2" office:value-type="string">
            <text:p text:style-name="P28">list of length C. WordNet hypernyms for each object name.</text:p>
          </table:table-cell>
        </table:table-row>
        <table:table-row table:style-name="Table1.1">
          <table:table-cell table:style-name="Table1.A2" office:value-type="string">
            <text:p text:style-name="P28">wordnet_gloss <text:s/></text:p>
          </table:table-cell>
          <table:table-cell table:style-name="Table1.B2" office:value-type="string">
            <text:p text:style-name="P28">list of length C. WordNet definition.</text:p>
          </table:table-cell>
        </table:table-row>
        <table:table-row table:style-name="Table1.1">
          <table:table-cell table:style-name="Table1.A2" office:value-type="string">
            <text:p text:style-name="P28">wordnet_synonyms <text:s/></text:p>
          </table:table-cell>
          <table:table-cell table:style-name="Table1.B2" office:value-type="string">
            <text:p text:style-name="P28">list of length C. Synonyms for the WordNet definition.</text:p>
          </table:table-cell>
        </table:table-row>
        <table:table-row table:style-name="Table1.1">
          <table:table-cell table:style-name="Table1.A2" office:value-type="string">
            <text:p text:style-name="P28">wordnet_frequency <text:s/></text:p>
          </table:table-cell>
          <table:table-cell table:style-name="Table1.B2" office:value-type="string">
            <text:p text:style-name="P28">array of length C. How many times each wordnet appears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72pt" fo:font-weight="normal" officeooo:rsid="000357c2" style:font-size-asian="72pt" style:font-weight-asian="normal" style:font-size-complex="72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554cm" fo:margin-bottom="0.37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3T18:37:15.489405679</meta:creation-date>
    <dc:date>2021-09-25T11:08:23.636191681</dc:date>
    <meta:editing-duration>PT5H12M39S</meta:editing-duration>
    <meta:editing-cycles>18</meta:editing-cycles>
    <meta:generator>LibreOffice/7.2.0.4$Linux_X86_64 LibreOffice_project/20$Build-4</meta:generator>
    <meta:document-statistic meta:table-count="5" meta:image-count="0" meta:object-count="0" meta:page-count="19" meta:paragraph-count="505" meta:word-count="1393" meta:character-count="8974" meta:non-whitespace-character-count="8029"/>
  </office:meta>
</office:document-meta>
</file>